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Mono" svg:font-family="AndaleMono"/>
    <style:font-face style:name="Lohit Devanagari1" svg:font-family="'Lohit Devanagari'"/>
    <style:font-face style:name="OpenSymbol1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00ff" style:font-name="Times" style:font-name-complex="Times" style:font-style-complex="italic" text:display="none"/>
    </style:style>
    <style:style style:name="P5" style:family="paragraph" style:parent-style-name="Standard">
      <style:paragraph-properties loext:contextual-spacing="false"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P6" style:family="paragraph" style:parent-style-name="Standard">
      <style:paragraph-properties fo:margin-left="0in" fo:margin-right="0.25in" fo:text-indent="0in" style:auto-text-indent="false"/>
    </style:style>
    <style:style style:name="P7" style:family="paragraph" style:parent-style-name="Text_20_body">
      <style:paragraph-properties fo:margin-left="0.5in" fo:margin-right="0in" fo:text-indent="0in" style:auto-text-indent="false"/>
      <style:text-properties fo:color="#000000"/>
    </style:style>
    <style:style style:name="P8" style:family="paragraph" style:parent-style-name="InfoBlue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WW8Num4"/>
    <style:style style:name="P13" style:family="paragraph" style:parent-style-name="Standard" style:list-style-name="L3"/>
    <style:style style:name="P14" style:family="paragraph" style:parent-style-name="Standard" style:list-style-name="L5"/>
    <style:style style:name="P15" style:family="paragraph" style:parent-style-name="Standard" style:list-style-name="L12"/>
    <style:style style:name="T1" style:family="text">
      <style:text-properties style:font-name="Symbol" style:font-name-asian="Symbol" style:font-name-complex="Symbol"/>
    </style:style>
    <style:style style:name="T2" style:family="text">
      <style:text-properties text:display="none"/>
    </style:style>
    <style:style style:name="T3" style:family="text">
      <style:text-properties fo:color="#0000ff" style:font-name="Times" style:font-name-complex="Times" style:font-style-complex="italic" text:display="none"/>
    </style:style>
    <style:style style:name="T4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5" style:family="text">
      <style:text-properties style:text-position="super 58%" text:display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text:display="none"/>
    </style:style>
    <style:style style:name="T8" style:family="text">
      <style:text-properties fo:color="#000000"/>
    </style:style>
    <style:style style:name="T9" style:family="text">
      <style:text-properties fo:color="#000000" style:font-name="Times1" fo:font-size="10pt" style:font-name-asian="AndaleMono" style:font-size-asian="10pt" style:font-name-complex="AndaleMono" style:font-size-complex="10pt"/>
    </style:style>
    <style:style style:name="T10" style:family="text">
      <style:text-properties fo:color="#2fe71a" style:font-name="AndaleMono" fo:font-size="12pt" style:font-name-asian="AndaleMono" style:font-size-asian="12pt" style:font-name-complex="AndaleMono" style:font-size-complex="12pt"/>
    </style:style>
    <style:style style:name="T11" style:family="text">
      <style:text-properties fo:color="#2fe71a" style:font-name="Times1" fo:font-size="12pt" style:font-name-asian="AndaleMono" style:font-size-asian="12pt" style:font-name-complex="AndaleMono" style:font-size-complex="12pt"/>
    </style:style>
    <style:style style:name="T12" style:family="text">
      <style:text-properties fo:color="#2fe71a" style:font-name="Times1" fo:font-size="10pt" style:font-name-asian="AndaleMono" style:font-size-asian="10pt" style:font-name-complex="AndaleMono" style:font-size-complex="10pt"/>
    </style:style>
    <style:style style:name="T13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Iner</text:p>
      <text:p text:style-name="Heading">Architecture Notebook</text:p>
      <text:p text:style-name="Standard"/>
      <text:p text:style-name="Standard"><text:span text:style-name="T3">There is guidance within this template that appears in a style named InfoBlue. This style has a hidden font attribute that allows you to toggle whether it is visible or hidden in this template. Use the </text:span><text:span text:style-name="T2">Microsoft</text:span><text:span text:style-name="T5">® </text:span><text:span text:style-name="T2">Word</text:span><text:span text:style-name="T5">®</text:span><text:span text:style-name="T3"> menu </text:span><text:span text:style-name="T4">Tools &gt; Options &gt; View &gt; Hidden Text </text:span><text:span text:style-name="T3">check box to toggle this setting. There is also an option for printing: </text:span><text:span text:style-name="T4">Tools &gt; Options &gt; Print</text:span><text:span text:style-name="T3">.</text:span></text:p>
      <text:p text:style-name="P4"/>
      <text:h text:style-name="Heading_20_1" text:outline-level="1">Purpose</text:h>
      <text:p text:style-name="Standard">This document describes the philosophy, decisions, constraints, justifications, significant elements, and any other overarching aspects of the system that shape the design and implementation.</text:p>
      <text:p text:style-name="InfoBlue"/>
      <text:h text:style-name="Heading_20_1" text:outline-level="1">Architectural goals and philosophy</text:h>
      <text:p text:style-name="Standard">The following architectural goals need to be considered during design:</text:p>
      <text:list xml:id="list1097146697906343727" text:style-name="L1">
        <text:list-item>
          <text:p text:style-name="P10">user friendly UI </text:p>
        </text:list-item>
        <text:list-item>
          <text:p text:style-name="P10">eye pleasing design </text:p>
        </text:list-item>
        <text:list-item>
          <text:p text:style-name="P10">different screens to play and to create the maps</text:p>
        </text:list-item>
        <text:list-item>
          <text:p text:style-name="P10">smooth visualization for AI / player movements</text:p>
        </text:list-item>
        <text:list-item>
          <text:p text:style-name="P10">offline functionality</text:p>
        </text:list-item>
        <text:list-item>
          <text:p text:style-name="P10">local storage of maps </text:p>
        </text:list-item>
        <text:list-item>
          <text:p text:style-name="P10">store leader board online</text:p>
        </text:list-item>
        <text:list-item>
          <text:p text:style-name="P10">read local maps</text:p>
        </text:list-item>
        <text:list-item>
          <text:p text:style-name="P10">run AI algorithm in background → multi threaded</text:p>
        </text:list-item>
        <text:list-item>
          <text:p text:style-name="P10">configuration of AI hyperparameters in sidebar</text:p>
        </text:list-item>
        <text:list-item>
          <text:p text:style-name="P10">automated unit test</text:p>
        </text:list-item>
        <text:list-item>
          <text:p text:style-name="P10">support multiple languages</text:p>
        </text:list-item>
        <text:list-item>
          <text:p text:style-name="P10">separate configuration panels</text:p>
        </text:list-item>
        <text:list-item>
          <text:p text:style-name="P10">futuristic look</text:p>
        </text:list-item>
        <text:list-item>
          <text:p text:style-name="P10">play levels with keyboard</text:p>
        </text:list-item>
        <text:list-item>
          <text:p text:style-name="P10">represent map by matrix of different blocks</text:p>
        </text:list-item>
        <text:list-item>
          <text:p text:style-name="P10">different behavior for different blocks on the map</text:p>
        </text:list-item>
      </text:list>
      <text:p text:style-name="Standard"/>
      <text:p text:style-name="InfoBlue"/>
      <text:h text:style-name="Heading_20_1" text:outline-level="1">Assumptions and dependencies</text:h>
      <text:list xml:id="list8435751490446211860" text:style-name="L5">
        <text:list-item>
          <text:p text:style-name="P14">From users perspective playing the game should be intuitive. </text:p>
        </text:list-item>
        <text:list-item>
          <text:p text:style-name="P14">In the same time the game must be interactive. The more interactive the game is, the less intuitive it becomes.</text:p>
        </text:list-item>
        <text:list-item>
          <text:p text:style-name="P14">Java runs cross platform so the game will be implemented in Java </text:p>
        </text:list-item>
        <text:list-item>
          <text:p text:style-name="P14">Due to team’s low experience in development of projects and time constraints. </text:p>
        </text:list-item>
        <text:list-item>
          <text:p text:style-name="P14">Most of information about AI is in English, therefore we assume that most of users know English, therefore the default language is English</text:p>
        </text:list-item>
        <text:list-item>
          <text:p text:style-name="P14">The budget of the project is 0 euro, and theoretically could increase to 50. Therefore we will use a free hosting server </text:p>
        </text:list-item>
      </text:list>
      <text:h text:style-name="Heading_20_1" text:outline-level="1">Architecturally significant requirements</text:h>
      <text:list xml:id="list5735927504303098757" text:style-name="L2">
        <text:list-item>
          <text:p text:style-name="P11">user friendly UI</text:p>
        </text:list-item>
        <text:list-item>
          <text:p text:style-name="P11">different screens to play and to create the maps</text:p>
        </text:list-item>
        <text:list-item>
          <text:p text:style-name="P11">multi - threading support</text:p>
        </text:list-item>
        <text:list-item>
          <text:p text:style-name="P11">store leader board online</text:p>
        </text:list-item>
        <text:list-item>
          <text:p text:style-name="P11">playability / fun factor</text:p>
        </text:list-item>
      </text:list>
      <text:h text:style-name="Heading_20_1" text:outline-level="1">Decisions, constraints, and justifications</text:h>
      <text:list xml:id="list7132721365618860940" text:style-name="WW8Num4">
        <text:list-item>
          <text:p text:style-name="P12">The maps will be saved in xml format </text:p>
        </text:list-item>
        <text:list-item>
          <text:p text:style-name="P12"><text:soft-page-break/>We add an option for a user to try playing the map himself as it gives makes the game more fun and interactive. In addition creates a better understanding of an AI task</text:p>
        </text:list-item>
        <text:list-item>
          <text:p text:style-name="P12">The game should be able to be played offline. Therefore we will use local storage of the maps<text:bookmark text:name="_GoBack"/></text:p>
        </text:list-item>
      </text:list>
      <text:p text:style-name="Standard"/>
      <text:h text:style-name="Heading_20_1" text:outline-level="1">Architectural Mechanisms</text:h>
      <text:h text:style-name="Heading_20_2" text:outline-level="2">Artificial Intelligence Mechanism</text:h>
      <text:p text:style-name="P7">The user will train his players with his custom-built maps based upon the AI algorithm. Furthermore the user will be able to adjust some hyper-parameters to improve his AI.</text:p>
      <text:h text:style-name="Heading_20_2" text:outline-level="2">User interface</text:h>
      <text:p text:style-name="P8">Displaying user friendly interface with smooth animations &amp; no flickering.</text:p>
      <text:h text:style-name="Heading_20_2" text:outline-level="2">Map building mechanism</text:h>
      <text:p text:style-name="P8">User can build custom maps which will be used for the training of the AI. The maps will then be saved &amp; can be reloaded at any given time by the user.</text:p>
      <text:h text:style-name="Heading_20_1" text:outline-level="1">Key abstractions</text:h>
      <text:list xml:id="list1927245212198962934" text:style-name="L3">
        <text:list-item>
          <text:p text:style-name="P13">Map Builder Canvas – the logic behind how user can build a custom map</text:p>
        </text:list-item>
        <text:list-item>
          <text:p text:style-name="P13">Game Loop – make the game always running</text:p>
        </text:list-item>
        <text:list-item>
          <text:p text:style-name="P13">AI – the algorithm used to train the AI</text:p>
        </text:list-item>
        <text:list-item>
          <text:p text:style-name="P13">Map storage – how to store &amp; load custom-built maps by user on local device</text:p>
        </text:list-item>
        <text:list-item>
          <text:p text:style-name="P13">Interface – interactive &amp; easily understandable GUI </text:p>
        </text:list-item>
      </text:list>
      <text:h text:style-name="Heading_20_1" text:outline-level="1">Layers or architectural framework</text:h>
      <text:p text:style-name="InfoBlue"><text:span text:style-name="T8"><text:tab/>See </text:span><text:span text:style-name="T9">DomainModel_with_layers.png</text:span></text:p>
      <text:h text:style-name="Heading_20_1" text:outline-level="1">Architectural views</text:h>
      <text:p text:style-name="InfoBlue"><text:tab/><text:span text:style-name="T8">See </text:span><text:span text:style-name="T9">ClassDiagram.png</text:span></text:p>
      <text:p text:style-name="Standard"><text:bookmark text:name="_PictureBullets"/><text:span text:style-name="InfoBlue_20_Char"><text:span text:style-name="T7">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Mono" svg:font-family="AndaleMono"/>
    <style:font-face style:name="Lohit Devanagari1" svg:font-family="'Lohit Devanagari'"/>
    <style:font-face style:name="OpenSymbol1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loext:contextual-spacing="false"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in" fo:margin-right="0in" fo:text-indent="0.25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loext:contextual-spacing="false"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loext:contextual-spacing="false"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loext:contextual-spacing="false"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loext:contextual-spacing="false" fo:margin-top="0in" fo:margin-bottom="0.0835in" fo:keep-together="always"/>
    </style:style>
    <style:style style:name="Paragraph3" style:family="paragraph" style:parent-style-name="Standard">
      <style:paragraph-properties loext:contextual-spacing="false" fo:margin-left="1.0626in" fo:margin-right="0in" fo:margin-top="0.0555in" fo:margin-bottom="0in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loext:contextual-spacing="false" fo:margin-top="0.0693in" fo:margin-bottom="0.0693in" fo:line-height="100%" fo:orphans="2" fo:widows="2"/>
      <style:text-properties style:font-name="Arial" style:font-name-complex="Arial"/>
    </style:style>
    <style:style style:name="Footnote" style:family="paragraph" style:parent-style-name="Standard" style:class="extra">
      <style:paragraph-properties loext:contextual-spacing="false"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text-properties style:font-name="Tahoma" style:font-name-complex="Tahoma"/>
    </style:style>
    <style:style style:name="Paragraph4" style:family="paragraph" style:parent-style-name="Standard">
      <style:paragraph-properties loext:contextual-spacing="false"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loext:contextual-spacing="false"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loext:contextual-spacing="false"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loext:contextual-spacing="false"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loext:contextual-spacing="false"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style:font-name-complex="Times" style:font-style-complex="italic"/>
    </style:style>
    <style:style style:name="infoblue" style:family="paragraph" style:parent-style-name="Standard">
      <style:paragraph-properties loext:contextual-spacing="false"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loext:contextual-spacing="false" fo:margin-left="0.0783in" fo:margin-right="0.0783in" fo:margin-top="0.0417in" fo:margin-bottom="0.0417in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size="8pt" fo:language="pt" fo:country="PT" style:font-size-asian="8pt" style:font-name-complex="Verdana" style:font-size-complex="8pt" style:font-weight-complex="bold"/>
    </style:style>
    <style:style style:name="bullet1pararede" style:family="paragraph" style:parent-style-name="Standard">
      <style:paragraph-properties loext:contextual-spacing="false" fo:margin-top="0.0693in" fo:margin-bottom="0.0693in" fo:line-height="100%" fo:orphans="2" fo:widows="2"/>
      <style:text-properties style:font-name="Arial" style:font-name-complex="Ari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 style:font-name="Wingdings" style:font-name-complex="Wingdings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fo:font-size="10pt" style:font-size-asian="10pt" style:font-name-complex="Courier New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language="en" fo:country="US" style:font-name-complex="Times" style:language-complex="ar" style:country-complex="SA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36" style:display-name="ListLabel 36" style:family="text">
      <style:text-properties style:font-name-asian="Times New Roman2" style:font-name-complex="Times New Roman2"/>
    </style:style>
    <style:style style:name="ListLabel_20_37" style:display-name="ListLabel 37" style:family="text">
      <style:text-properties style:font-name-complex="Courier New2"/>
    </style:style>
    <style:style style:name="ListLabel_20_38" style:display-name="ListLabel 38" style:family="text">
      <style:text-properties style:font-name-complex="Courier New2"/>
    </style:style>
    <style:style style:name="ListLabel_20_39" style:display-name="ListLabel 39" style:family="text">
      <style:text-properties style:font-name-complex="Courier New2"/>
    </style:style>
    <style:style style:name="ListLabel_20_32" style:display-name="ListLabel 32" style:family="text">
      <style:text-properties style:use-window-font-color="true"/>
    </style:style>
    <style:style style:name="ListLabel_20_33" style:display-name="ListLabel 33" style:family="text">
      <style:text-properties style:font-name-complex="Courier New2"/>
    </style:style>
    <style:style style:name="ListLabel_20_34" style:display-name="ListLabel 34" style:family="text">
      <style:text-properties style:font-name-complex="Courier New2"/>
    </style:style>
    <style:style style:name="ListLabel_20_35" style:display-name="ListLabel 35" style:family="text">
      <style:text-properties style:font-name-complex="Courier New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loext:contextual-spacing="false"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" style:font-name-complex="Symbol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rAIner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Standard">Architecture Notebook</text:p>
            </table:table-cell>
            <table:table-cell table:style-name="Table2.B1" office:value-type="string">
              <text:p text:style-name="Standard"><text:s text:c="2"/>Date: <text:s/>18.10.2018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3">Confidential</text:p>
            </table:table-cell>
            <table:table-cell table:style-name="Table1.A1" office:value-type="string">
              <text:p text:style-name="MP4"><text:span text:style-name="MT1"></text:span><text:user-defined style:data-style-name="N0" text:name="Company"/>, <text:date style:data-style-name="N116" text:date-value="2018-11-01T11:28:25.99">2018</text:date></text:p>
            </table:table-cell>
            <table:table-cell table:style-name="Table1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upporting Requirements</dc:title>
    <dc:subject>&lt;Project Name&gt;</dc:subject>
    <meta:keyword/>
    <dc:description/>
    <meta:creation-date>2018-10-18T11:31:35.159523730</meta:creation-date>
    <dc:date>2018-11-01T11:28:26</dc:date>
    <meta:print-date>2001-03-15T14:26:00</meta:print-date>
    <meta:editing-cycles>9</meta:editing-cycles>
    <meta:editing-duration>PT1H58M35S</meta:editing-duration>
    <meta:generator>OpenOffice/4.1.5$Unix OpenOffice.org_project/415m1$Build-9789</meta:generator>
    <meta:document-statistic meta:table-count="2" meta:image-count="0" meta:object-count="0" meta:page-count="2" meta:paragraph-count="64" meta:word-count="514" meta:character-count="2977"/>
  </office:meta>
</office:document-meta>
</file>